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quot"/>
    <style:font-face style:name="OpenSymbol" svg:font-family="OpenSymbol"/>
    <style:font-face style:name="Verdana" svg:font-family="Verdana, sans-serif"/>
    <style:font-face style:name="quot" svg:font-family="quo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text-indent="0cm" style:auto-text-indent="false" fo:background-color="transparent">
        <style:background-image/>
      </style:paragraph-properties>
    </style:style>
    <style:style style:name="P2" style:family="paragraph" style:parent-style-name="Text_20_body">
      <style:paragraph-properties fo:margin-left="0cm" fo:margin-right="0cm" fo:text-align="start" style:justify-single-word="false" fo:orphans="2" fo:text-indent="0cm" style:auto-text-indent="false" fo:background-color="transparent">
        <style:background-image/>
      </style:paragraph-properties>
      <style:text-properties fo:font-variant="normal" fo:text-transform="none" fo:color="#000000" style:text-line-through-style="none" style:font-name="Courier New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text-indent="0cm" style:auto-text-indent="false" fo:background-color="transparent">
        <style:background-image/>
      </style:paragraph-properties>
      <style:text-properties fo:font-variant="normal" fo:text-transform="none" fo:color="#000000" style:text-line-through-style="none" style:font-name="Courier New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paragraph-properties fo:margin-top="0cm" fo:margin-bottom="0cm" fo:text-align="start" style:justify-single-word="false" fo:orphans="2" fo:background-color="transparent">
        <style:background-image/>
      </style:paragraph-properties>
      <style:text-properties fo:font-variant="normal" fo:text-transform="none" fo:color="#000000" style:text-line-through-style="none" style:font-name="Courier New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.529cm" fo:margin-bottom="0.529cm" fo:text-align="start" style:justify-single-word="false" fo:orphans="2" fo:padding="0cm" fo:border="none"/>
      <style:text-properties fo:font-variant="normal" fo:text-transform="none" fo:color="#000000" style:text-line-through-style="none" style:font-name="Courier New" fo:font-size="14pt" fo:letter-spacing="normal" fo:font-style="normal" style:text-underline-style="none" fo:font-weight="bold" style:text-blinking="false" fo:background-color="#ffffff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paragraph-properties fo:text-align="start" style:justify-single-word="false" fo:orphans="2" fo:background-color="transparent">
        <style:background-image/>
      </style:paragraph-properties>
      <style:text-properties fo:font-variant="normal" fo:text-transform="none" fo:color="#000000" style:text-line-through-style="none" style:font-name="Courier New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text-indent="0cm" style:auto-text-indent="false"/>
      <style:text-properties fo:font-variant="normal" fo:text-transform="none" fo:color="#000000" style:text-line-through-style="none" style:font-name="Courier New" fo:font-size="14pt" fo:letter-spacing="normal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8" style:family="paragraph" style:parent-style-name="Heading_20_2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P9" style:family="paragraph" style:parent-style-name="Heading_20_2">
      <style:paragraph-properties fo:margin-left="0cm" fo:margin-right="0cm" fo:text-align="start" style:justify-single-word="false" fo:orphans="2" fo:text-indent="0cm" style:auto-text-indent="false"/>
      <style:text-properties fo:font-variant="normal" fo:text-transform="none" fo:color="#000000" style:text-line-through-style="none" style:font-name="Courier New" fo:font-size="14pt" fo:letter-spacing="normal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font-weight="normal"/>
    </style:style>
    <style:style style:name="T2" style:family="text">
      <style:text-properties style:font-name="Verdana" fo:font-size="11.25pt" fo:font-weight="normal"/>
    </style:style>
    <style:style style:name="T3" style:family="text">
      <style:text-properties fo:font-size="11.25pt" fo:font-weight="normal"/>
    </style:style>
    <style:style style:name="T4" style:family="text">
      <style:text-properties fo:font-variant="normal" fo:text-transform="none" fo:color="#000000" style:text-line-through-style="none" style:font-name="Verdana" fo:font-size="11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font-size="11.2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font-name="Courier New" fo:font-size="11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style:font-name="Courier New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style:font-name="Courier New" fo:font-size="13pt" fo:letter-spacing="normal" fo:font-style="normal" style:text-underline-style="none" fo:font-weight="normal" style:text-blinking="false" style:font-size-asian="13pt" style:font-size-complex="13pt"/>
    </style:style>
    <style:style style:name="T9" style:family="text">
      <style:text-properties fo:font-variant="normal" fo:text-transform="none" fo:color="#000000" style:text-line-through-style="none" style:font-name="Courier New" fo:font-size="14pt" fo:letter-spacing="normal" fo:font-style="normal" style:text-underline-style="none" fo:font-weight="normal" style:text-blinking="false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Courier New" fo:font-size="14pt" fo:letter-spacing="normal" fo:font-style="normal" style:text-underline-style="none" style:text-blinking="false" style:font-size-asian="14pt" style:font-size-complex="14pt"/>
    </style:style>
    <style:style style:name="T11" style:family="text">
      <style:text-properties fo:font-variant="normal" fo:text-transform="none" fo:color="#000000" style:text-line-through-style="none" style:font-name="Courier New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12" style:family="text">
      <style:text-properties fo:color="#a52a2a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JavaScript Can Change HTML Content</text:h>
      <text:p text:style-name="P1"><text:span text:style-name="T11">One of many JavaScript HTML methods is </text:span><text:span text:style-name="Strong_20_Emphasis"><text:span text:style-name="T11">getElementById()</text:span></text:span><text:span text:style-name="T11">.</text:span></text:p>
      <text:p text:style-name="P1"><text:span text:style-name="T11">This example uses the method to "find" an HTML element (with id="demo") and changes the element content (</text:span><text:span text:style-name="Strong_20_Emphasis"><text:span text:style-name="T11">innerHTML</text:span></text:span><text:span text:style-name="T11">) to "Hello JavaScript":</text:span></text:p>
      <text:p text:style-name="P5">document.getElementById(<text:span text:style-name="T12">"demo"</text:span>).innerHTML = <text:span text:style-name="T12">"Hello JavaScript"</text:span>; </text:p>
      <text:p text:style-name="P7">JavaScript accepts both double and single quotes:</text:p>
      <text:p text:style-name="P7"/>
      <text:p text:style-name="P7">Old JavaScript examples may use a type attribute: &lt;script type="text/javascript"&gt;.<text:line-break/>The type attribute is not required. JavaScript is the default scripting language in HTML.</text:p>
      <text:p text:style-name="P7"/>
      <text:p text:style-name="P7">Placing scripts at the bottom of the &lt;body&gt; element improves the display speed, because script compilation slows down the display.</text:p>
      <text:p text:style-name="P7"/>
      <text:h text:style-name="P9" text:outline-level="2">External JavaScript Advantages</text:h>
      <text:p text:style-name="P2">Placing scripts in external files has some advantages:</text:p>
      <text:list xml:id="list2386699392068574742" text:style-name="L1">
        <text:list-item>
          <text:p text:style-name="P3">It separates HTML and code </text:p>
        </text:list-item>
        <text:list-item>
          <text:p text:style-name="P4">It makes HTML and JavaScript easier to read and maintain </text:p>
        </text:list-item>
        <text:list-item>
          <text:p text:style-name="P6">Cached JavaScript files can speed up page loads </text:p>
        </text:list-item>
      </text:list>
      <text:p text:style-name="P2">To add several script files to one page  - use several script tags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quot"/>
    <style:font-face style:name="OpenSymbol" svg:font-family="OpenSymbol"/>
    <style:font-face style:name="Verdana" svg:font-family="Verdana, sans-serif"/>
    <style:font-face style:name="quot" svg:font-family="quo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TR Prasad</meta:initial-creator>
    <meta:creation-date>2018-06-04T18:56:18.18</meta:creation-date>
    <dc:date>2018-06-04T19:01:58.40</dc:date>
    <dc:creator>DTR Prasad</dc:creator>
    <meta:editing-duration>PT5M39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13" meta:word-count="139" meta:character-count="929"/>
  </office:meta>
</office:document-meta>
</file>